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147cm" fo:min-width="2.856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274cm" fo:min-width="4.07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6cm" fo:min-width="2.041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487cm" fo:min-width="3.178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79cm" fo:min-width="8.693cm"/>
    </style:style>
    <style:style style:name="gr9" style:family="graphic" style:parent-style-name="standard">
      <style:graphic-properties svg:stroke-color="#ff3333" draw:fill="solid" draw:fill-color="#ffffff" draw:textarea-horizontal-align="justify" draw:textarea-vertical-align="middle" draw:auto-grow-height="false" fo:min-height="2.291cm" fo:min-width="2.00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107cm" svg:y1="9.89cm" svg:x2="9.885cm" svg:y2="9.89cm">
          <text:p text:style-name="P1"/>
          <text:p text:style-name="P1"/>
        </draw:line>
        <draw:custom-shape draw:style-name="gr2" draw:text-style-name="P1" xml:id="id1" draw:id="id1" draw:layer="layout" svg:width="3.356cm" svg:height="1.397cm" svg:x="10.393cm" svg:y="13.038cm">
          <text:p text:style-name="P1">Vending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.108cm" svg:y1="10.906cm" svg:x2="12.071cm" svg:y2="13.038cm" draw:end-shape="id1" draw:end-glue-point="0" svg:d="M12108 10906l-37 2132" svg:viewBox="0 0 38 2133">
          <text:p/>
        </draw:connector>
        <draw:custom-shape draw:style-name="gr2" draw:text-style-name="P1" draw:layer="layout" svg:width="3.356cm" svg:height="1.397cm" svg:x="4.704cm" svg:y="9.17cm">
          <text:p text:style-name="P1">Bills I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.071cm" svg:y1="14.435cm" svg:x2="12.026cm" svg:y2="16.113cm" draw:start-shape="id1" svg:d="M12071 14435l-45 1678" svg:viewBox="0 0 46 1679">
          <text:p/>
        </draw:connector>
        <draw:custom-shape draw:style-name="gr4" draw:text-style-name="P1" xml:id="id2" draw:id="id2" draw:layer="layout" svg:width="4.572cm" svg:height="1.524cm" svg:x="15.981cm" svg:y="9.128cm">
          <text:p text:style-name="P1">Change Ou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5.981cm" svg:y1="9.89cm" svg:x2="14.346cm" svg:y2="9.89cm" draw:start-shape="id2" draw:start-glue-point="3" svg:d="M15981 9890h-1635" svg:viewBox="0 0 1636 1">
          <text:p/>
        </draw:connector>
        <draw:connector draw:style-name="gr5" draw:text-style-name="P1" draw:layer="layout" draw:type="line" svg:x1="13.749cm" svg:y1="13.736cm" svg:x2="18.267cm" svg:y2="10.652cm" draw:start-shape="id1" draw:start-glue-point="1" draw:end-shape="id2" draw:end-glue-point="2" svg:d="M13749 13736l4518-3084" svg:viewBox="0 0 4519 3085">
          <text:p/>
        </draw:connector>
        <draw:custom-shape draw:style-name="gr6" draw:text-style-name="P1" xml:id="id3" draw:id="id3" draw:layer="layout" svg:width="2.54cm" svg:height="2.54cm" svg:x="17.024cm" svg:y="5.191cm">
          <text:p text:style-name="P1">Change</text:p>
          <text:p text:style-name="P1">Button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5" draw:text-style-name="P1" draw:layer="layout" draw:type="line" svg:x1="18.294cm" svg:y1="7.53cm" svg:x2="18.267cm" svg:y2="9.128cm" draw:start-shape="id3" draw:start-glue-point="6" draw:end-shape="id2" svg:d="M18294 7530l-27 1598" svg:viewBox="0 0 28 1599">
          <text:p/>
        </draw:connector>
        <draw:connector draw:style-name="gr5" draw:text-style-name="P1" draw:layer="layout" draw:type="line" svg:x1="20.553cm" svg:y1="9.89cm" svg:x2="13.694cm" svg:y2="16.113cm" draw:start-shape="id2" draw:start-glue-point="1" svg:d="M20553 9890l-6859 6223" svg:viewBox="0 0 6860 6224">
          <text:p/>
        </draw:connector>
        <draw:custom-shape draw:style-name="gr7" draw:text-style-name="P1" xml:id="id6" draw:id="id6" draw:layer="layout" svg:width="4.572cm" svg:height="2.159cm" svg:x="9.885cm" svg:y="8.747cm">
          <text:p text:style-name="P1">Dollars</text:p>
          <text:p text:style-name="P1">In Machin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1" xml:id="id4" draw:id="id4" draw:layer="layout" svg:width="11.43cm" svg:height="1.651cm" svg:x="6.456cm" svg:y="16.113cm">
          <text:p text:style-name="P1">Item Counts (including bills)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1" xml:id="id5" draw:id="id5" draw:layer="layout" svg:width="3.81cm" svg:height="2.54cm" svg:x="1.122cm" svg:y="6.334cm">
          <text:p text:style-name="P1">Display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5" draw:text-style-name="P1" draw:layer="layout" draw:type="line" svg:x1="6.456cm" svg:y1="16.938cm" svg:x2="3.027cm" svg:y2="8.874cm" draw:start-shape="id4" draw:start-glue-point="3" draw:end-shape="id5" draw:end-glue-point="6" svg:d="M6456 16938l-3429-8064" svg:viewBox="0 0 3430 8065">
          <text:p/>
        </draw:connector>
        <draw:connector draw:style-name="gr5" draw:text-style-name="P1" draw:layer="layout" draw:type="line" svg:x1="12.171cm" svg:y1="8.747cm" svg:x2="4.932cm" svg:y2="7.604cm" draw:start-shape="id6" draw:start-glue-point="0" draw:end-shape="id5" draw:end-glue-point="7" svg:d="M12171 8747l-7239-1143" svg:viewBox="0 0 7240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meron Morris</meta:initial-creator>
    <meta:creation-date>2016-11-01T23:23:55.559212010</meta:creation-date>
    <dc:date>2016-11-01T23:42:17.303619388</dc:date>
    <dc:creator>Cameron Morris</dc:creator>
    <meta:editing-duration>PT18M19S</meta:editing-duration>
    <meta:editing-cycles>4</meta:editing-cycles>
    <meta:generator>LibreOffice/4.3.3.2$Linux_X86_64 LibreOffice_project/430m0$Build-2</meta:generator>
    <meta:document-statistic meta:object-count="16"/>
  </office:meta>
</office:document-meta>
</file>